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4d0f"/>
    </style:style>
    <style:style style:name="P2" style:family="paragraph" style:parent-style-name="Standard">
      <style:paragraph-properties fo:text-align="center" style:justify-single-word="false"/>
      <style:text-properties officeooo:rsid="00014d0f" officeooo:paragraph-rsid="00014d0f"/>
    </style:style>
    <style:style style:name="P3" style:family="paragraph" style:parent-style-name="Standard">
      <style:paragraph-properties fo:text-align="start" style:justify-single-word="false"/>
      <style:text-properties officeooo:rsid="00014d0f" officeooo:paragraph-rsid="00014d0f"/>
    </style:style>
    <style:style style:name="P4" style:family="paragraph" style:parent-style-name="Standard">
      <style:paragraph-properties fo:text-align="start" style:justify-single-word="false"/>
      <style:text-properties officeooo:rsid="00014d0f" officeooo:paragraph-rsid="00014d0f"/>
    </style:style>
    <style:style style:name="P5" style:family="paragraph" style:parent-style-name="Standard">
      <style:paragraph-properties fo:text-align="start" style:justify-single-word="false"/>
      <style:text-properties officeooo:rsid="0006abb3" officeooo:paragraph-rsid="0006abb3"/>
    </style:style>
    <style:style style:name="T1" style:family="text">
      <style:text-properties officeooo:rsid="00056d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TASK DISTRIBUTION</text:p>
      <text:p text:style-name="P2"/>
      <text:p text:style-name="P2"/>
      <text:p text:style-name="P2"/>
      <text:p text:style-name="P2"/>
      <text:p text:style-name="P3">Deniz Çalışkan</text:p>
      <text:p text:style-name="P3"/>
      <text:p text:style-name="P3">buyTicket, ViewMyAllTickets, contactWithOfficer, viewTicketDetail. → Scenarios <text:span text:style-name="T1">&amp; use-cases</text:span></text:p>
      <text:p text:style-name="P3"/>
      <text:p text:style-name="P3">1.4, 3.1, 3.2 → RAD</text:p>
      <text:p text:style-name="P3"/>
      <text:p text:style-name="P3"/>
      <text:p text:style-name="P3">Berkay Danış</text:p>
      <text:p text:style-name="P3"/>
      <text:p text:style-name="P3">viewTrip, makeReservation, adminc-CancelTrip, addTrip → Scenarios <text:span text:style-name="T1">&amp; use-cases</text:span></text:p>
      <text:p text:style-name="P3"/>
      <text:p text:style-name="P3">1.5, 2 → RAD</text:p>
      <text:p text:style-name="P3"/>
      <text:p text:style-name="P5">Use-case Diagram</text:p>
      <text:p text:style-name="P3"/>
      <text:p text:style-name="P3"/>
      <text:p text:style-name="P3">Doğan Sarıbaş</text:p>
      <text:p text:style-name="P3"/>
      <text:p text:style-name="P3">giveFeedback, regUser-admin-RemoveTicket, userWantsHelp, wantToSeeCampaign, admin-AddCampaign → Scenarios <text:span text:style-name="T1">&amp; use-cases</text:span></text:p>
      <text:p text:style-name="P3"/>
      <text:p text:style-name="P3">3.3 → RAD</text:p>
      <text:p text:style-name="P3"/>
      <text:p text:style-name="P3">Nursena Karakulah</text:p>
      <text:p text:style-name="P3"/>
      <text:p text:style-name="P3">login, editMyProfile, forgotPassword, register →Scenarios <text:span text:style-name="T1">&amp; use-cases</text:span></text:p>
      <text:p text:style-name="P3"/>
      <text:p text:style-name="P3">1.1, 1.2, 1.3 → R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19-11-06T11:09:47.403000000</dc:date>
    <meta:editing-duration>PT30M53S</meta:editing-duration>
    <meta:editing-cycles>4</meta:editing-cycles>
    <meta:document-statistic meta:table-count="0" meta:image-count="0" meta:object-count="0" meta:page-count="1" meta:paragraph-count="14" meta:word-count="61" meta:character-count="501" meta:non-whitespace-character-count="454"/>
  </office:meta>
</office:document-meta>
</file>